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3cm"/>
    </style:style>
    <style:style style:name="co2" style:family="table-column">
      <style:table-column-properties fo:break-before="auto" style:column-width="7.33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8.652cm"/>
    </style:style>
    <style:style style:name="co9" style:family="table-column">
      <style:table-column-properties fo:break-before="auto" style:column-width="3.1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Piloto_20_de_20_Datos_20_Ángulo">
      <style:table-cell-properties fo:border-bottom="none" fo:border-left="0.071cm solid #000000" fo:border-right="none" fo:border-top="0.071cm solid #000000"/>
    </style:style>
    <style:style style:name="ce2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ía_20_del_20_Piloto_20_de_20_Dat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ía_20_del_20_Piloto_20_de_20_Datos">
      <style:table-cell-properties fo:border-bottom="none" fo:border-left="0.071cm solid #000000" fo:border-right="0.035cm solid #000000" fo:border-top="none"/>
    </style:style>
    <style:style style:name="ce5" style:family="table-cell" style:parent-style-name="Piloto_20_de_20_Datos_20_Título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Categoría_20_del_20_Piloto_20_de_20_Datos">
      <style:table-cell-properties fo:border-bottom="0.035cm solid #000000" fo:border-left="0.035cm solid #000000" fo:border-right="none" fo:border-top="0.035cm solid #000000"/>
    </style:style>
    <style:style style:name="ce9" style:family="table-cell" style:parent-style-name="Piloto_20_de_20_Datos_20_Valor">
      <style:table-cell-properties fo:border-bottom="none" fo:border-left="0.035cm solid #000000" fo:border-right="none" fo:border-top="0.035cm solid #000000"/>
    </style:style>
    <style:style style:name="ce10" style:family="table-cell" style:parent-style-name="Piloto_20_de_20_Datos_20_Valor">
      <style:table-cell-properties fo:border-bottom="none" fo:border-left="0.035cm solid #000000" fo:border-right="none" fo:border-top="none"/>
    </style:style>
    <style:style style:name="ce11" style:family="table-cell" style:parent-style-name="Piloto_20_de_20_Datos_20_Valor" style:data-style-name="N1">
      <style:table-cell-properties fo:border-bottom="none" fo:border-left="0.035cm solid #000000" fo:border-right="none" fo:border-top="none"/>
    </style:style>
    <style:style style:name="ce12" style:family="table-cell" style:parent-style-name="Piloto_20_de_20_Datos_20_Resultado" style:data-style-name="N1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loto_20_de_20_Datos_20_Ángulo">
      <style:table-cell-properties fo:border-bottom="none" fo:border-left="none" fo:border-right="none" fo:border-top="0.071cm solid #000000"/>
    </style:style>
    <style:style style:name="ce14" style:family="table-cell" style:parent-style-name="Categoría_20_del_20_Piloto_20_de_20_Datos">
      <style:table-cell-properties fo:border-bottom="0.035cm solid #000000" fo:border-left="none" fo:border-right="none" fo:border-top="0.035cm solid #000000"/>
    </style:style>
    <style:style style:name="ce15" style:family="table-cell" style:parent-style-name="Piloto_20_de_20_Datos_20_Valor">
      <style:table-cell-properties fo:border-bottom="none" fo:border-left="none" fo:border-right="none" fo:border-top="0.035cm solid #000000"/>
    </style:style>
    <style:style style:name="ce16" style:family="table-cell" style:parent-style-name="Piloto_20_de_20_Datos_20_Valor" style:data-style-name="N1"/>
    <style:style style:name="ce17" style:family="table-cell" style:parent-style-name="Piloto_20_de_20_Datos_20_Resultado" style:data-style-name="N1">
      <style:table-cell-properties fo:border-bottom="0.071cm solid #000000" fo:border-left="none" fo:border-right="none" fo:border-top="0.035cm solid #000000"/>
    </style:style>
    <style:style style:name="ce18" style:family="table-cell" style:parent-style-name="Piloto_20_de_20_Datos_20_Valor" style:data-style-name="N1">
      <style:table-cell-properties fo:border-bottom="none" fo:border-left="none" fo:border-right="none" fo:border-top="0.035cm solid #000000"/>
    </style:style>
    <style:style style:name="ce19" style:family="table-cell" style:parent-style-name="Piloto_20_de_20_Datos_20_Ángulo">
      <style:table-cell-properties fo:border-bottom="none" fo:border-left="none" fo:border-right="0.071cm solid #000000" fo:border-top="0.071cm solid #000000"/>
    </style:style>
    <style:style style:name="ce20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21" style:family="table-cell" style:parent-style-name="Piloto_20_de_20_Datos_20_Resultado" style:data-style-name="N1">
      <style:table-cell-properties fo:border-bottom="none" fo:border-left="0.035cm solid #000000" fo:border-right="0.071cm solid #000000" fo:border-top="0.035cm solid #000000"/>
    </style:style>
    <style:style style:name="ce22" style:family="table-cell" style:parent-style-name="Piloto_20_de_20_Datos_20_Resultado" style:data-style-name="N1">
      <style:table-cell-properties fo:border-bottom="none" fo:border-left="0.035cm solid #000000" fo:border-right="0.071cm solid #000000" fo:border-top="none"/>
    </style:style>
    <style:style style:name="ce23" style:family="table-cell" style:parent-style-name="Piloto_20_de_20_Datos_20_Resultado" style:data-style-name="N1">
      <style:table-cell-properties fo:border-bottom="0.071cm solid #000000" fo:border-left="0.035cm solid #000000" fo:border-right="0.071cm solid #000000" fo:border-top="0.035cm solid #000000"/>
    </style:style>
    <style:style style:name="ce24" style:family="table-cell" style:parent-style-name="Piloto_20_de_20_Datos_20_Ángulo">
      <style:table-cell-properties fo:border-bottom="none" fo:border-left="0.071cm solid #000000" fo:border-right="none" fo:border-top="none"/>
    </style:style>
    <style:style style:name="ce25" style:family="table-cell" style:parent-style-name="Categoría_20_del_20_Piloto_20_de_20_Datos">
      <style:table-cell-properties fo:border-bottom="0.035cm solid #000000" fo:border-left="0.035cm solid #000000" fo:border-right="none" fo:border-top="none"/>
    </style:style>
    <style:style style:name="ce26" style:family="table-cell" style:parent-style-name="Piloto_20_de_20_Datos_20_Valor" style:data-style-name="N1">
      <style:table-cell-properties fo:border-bottom="none" fo:border-left="0.035cm solid #000000" fo:border-right="none" fo:border-top="0.035cm solid #000000"/>
    </style:style>
    <style:style style:name="ce27" style:family="table-cell" style:parent-style-name="Categoría_20_del_20_Piloto_20_de_20_Datos">
      <style:table-cell-properties fo:border-bottom="0.035cm solid #000000" fo:border-left="none" fo:border-right="none" fo:border-top="none"/>
    </style:style>
    <style:style style:name="ce28" style:family="table-cell" style:parent-style-name="Categoría_20_del_20_Piloto_20_de_20_Datos">
      <style:table-cell-properties fo:border-bottom="0.035cm solid #000000" fo:border-left="none" fo:border-right="0.035cm solid #000000" fo:border-top="0.035cm solid #000000"/>
    </style:style>
    <style:style style:name="ce29" style:family="table-cell" style:parent-style-name="Categoría_20_del_20_Piloto_20_de_20_Datos">
      <style:table-cell-properties fo:border-bottom="0.035cm solid #000000" fo:border-left="none" fo:border-right="0.035cm solid #000000" fo:border-top="none"/>
    </style:style>
    <style:style style:name="ce30" style:family="table-cell" style:parent-style-name="Piloto_20_de_20_Datos_20_Valor" style:data-style-name="N1">
      <style:table-cell-properties fo:border-bottom="none" fo:border-left="none" fo:border-right="0.035cm solid #000000" fo:border-top="0.035cm solid #000000"/>
    </style:style>
    <style:style style:name="ce31" style:family="table-cell" style:parent-style-name="Piloto_20_de_20_Datos_20_Valor">
      <style:table-cell-properties fo:border-bottom="none" fo:border-left="none" fo:border-right="0.035cm solid #000000" fo:border-top="none"/>
    </style:style>
    <style:style style:name="ce32" style:family="table-cell" style:parent-style-name="Piloto_20_de_20_Datos_20_Valor" style:data-style-name="N1">
      <style:table-cell-properties fo:border-bottom="none" fo:border-left="none" fo:border-right="0.035cm solid #000000" fo:border-top="none"/>
    </style:style>
    <style:style style:name="ce33" style:family="table-cell" style:parent-style-name="Piloto_20_de_20_Datos_20_Resultado" style:data-style-name="N1">
      <style:table-cell-properties fo:border-bottom="0.071cm solid #000000" fo:border-left="none" fo:border-right="0.035cm solid #000000" fo:border-top="0.035cm solid #000000"/>
    </style:style>
    <style:style style:name="ce34" style:family="table-cell" style:parent-style-name="Piloto_20_de_20_Datos_20_Título">
      <style:table-cell-properties fo:border-bottom="none" fo:border-left="0.035cm solid #000000" fo:border-right="0.071cm solid #000000" fo:border-top="0.035cm solid #000000"/>
    </style:style>
    <style:style style:name="ce35" style:family="table-cell" style:parent-style-name="Piloto_20_de_20_Datos_20_Título">
      <style:table-cell-properties fo:border-bottom="0.035cm solid #000000" fo:border-left="0.035cm solid #000000" fo:border-right="0.071cm solid #000000" fo:border-top="none"/>
    </style:style>
    <style:style style:name="ce36" style:family="table-cell" style:parent-style-name="Default" style:data-style-name="N1"/>
    <style:style style:name="ce37" style:family="table-cell" style:parent-style-name="Default" style:data-style-name="N2"/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Compra Sprinter por año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10"/>
        <table:table-column table:style-name="co3" table:number-columns-repeated="7" table:default-cell-style-name="Piloto_20_de_20_Datos_20_Valor"/>
        <table:table-column table:style-name="co3" table:default-cell-style-name="ce22"/>
        <table:table-row table:style-name="ro1">
          <table:table-cell table:number-columns-repeated="4"/>
          <table:table-cell table:style-name="Default" office:value-type="string">
            <text:p>Filtro</text:p>
          </table:table-cell>
          <table:table-cell table:style-name="Default" table:number-columns-repeated="9"/>
        </table:table-row>
        <table:table-row table:style-name="ro1">
          <table:table-cell>
            <draw:frame table:end-cell-address="'Compra Sprinter por año'.D21" table:end-x="2.888cm" table:end-y="0.117cm" draw:z-index="0" draw:style-name="gr1" svg:width="12.617cm" svg:height="8.85cm" svg:x="0.819cm" svg:y="0.088cm">
              <draw:object draw:notify-on-update-of-ranges="'Compra Sprinter por año'.E7:'Compra Sprinter por año'.M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Piloto_20_de_20_Datos_20_Campo" office:value-type="string">
            <text:p>Grupo</text:p>
          </table:table-cell>
          <table:table-cell table:style-name="ce6" office:value-type="string">
            <text:p>UTILITARIO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Piloto_20_de_20_Datos_20_Campo" office:value-type="string">
            <text:p>Subgrupo</text:p>
          </table:table-cell>
          <table:table-cell table:style-name="ce6" office:value-type="string">
            <text:p>FURGON</text:p>
          </table:table-cell>
          <table:table-cell table:style-name="Default" table:number-columns-repeated="8"/>
        </table:table-row>
        <table:table-row table:style-name="ro2">
          <table:table-cell table:number-columns-repeated="4"/>
          <table:table-cell table:style-name="Default" table:number-columns-repeated="10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13" table:number-columns-repeated="7"/>
          <table:table-cell table:style-name="ce19"/>
        </table:table-row>
        <table:table-row table:style-name="ro3">
          <table:table-cell table:number-columns-repeated="4"/>
          <table:table-cell table:style-name="ce2" office:value-type="string">
            <text:p>Descripcion</text:p>
          </table:table-cell>
          <table:table-cell table:style-name="ce8" office:value-type="float" office:value="1999">
            <text:p>1999</text:p>
          </table:table-cell>
          <table:table-cell table:style-name="ce14" office:value-type="float" office:value="2000">
            <text:p>2000</text:p>
          </table:table-cell>
          <table:table-cell table:style-name="ce14" office:value-type="float" office:value="2001">
            <text:p>2001</text:p>
          </table:table-cell>
          <table:table-cell table:style-name="ce14" office:value-type="float" office:value="2002">
            <text:p>2002</text:p>
          </table:table-cell>
          <table:table-cell table:style-name="ce14" office:value-type="float" office:value="2003">
            <text:p>2003</text:p>
          </table:table-cell>
          <table:table-cell table:style-name="ce14" office:value-type="float" office:value="2004">
            <text:p>2004</text:p>
          </table:table-cell>
          <table:table-cell table:style-name="ce14" office:value-type="float" office:value="2005">
            <text:p>2005</text:p>
          </table:table-cell>
          <table:table-cell table:style-name="ce14" office:value-type="float" office:value="2006">
            <text:p>2006</text:p>
          </table:table-cell>
          <table:table-cell table:style-name="ce20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3" office:value-type="string">
            <text:p>SPRINTER 308 CDI/F 3000</text:p>
          </table:table-cell>
          <table:table-cell table:style-name="ce9"/>
          <table:table-cell table:style-name="ce15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22">
            <text:p>22</text:p>
          </table:table-cell>
        </table:table-row>
        <table:table-row table:style-name="ro1">
          <table:table-cell table:number-columns-repeated="4"/>
          <table:table-cell office:value-type="string">
            <text:p>SPRINTER 311 CDI/F3550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4"/>
          <table:table-cell office:value-type="string">
            <text:p>SPRINTER 311CDI/F3000</text:p>
          </table:table-cell>
          <table:table-cell table:number-columns-repeated="3"/>
          <table:table-cell table:style-name="ce16" office:value-type="float" office:value="11">
            <text:p>1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6">
            <text:p>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4"/>
          <table:table-cell office:value-type="string">
            <text:p>SPRINTER 312D/F3000 FURGON</text:p>
          </table:table-cell>
          <table:table-cell/>
          <table:table-cell table:style-name="ce16" office:value-type="float" office:value="29">
            <text:p>29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">
            <text:p>2</text:p>
          </table:table-cell>
          <table:table-cell table:number-columns-repeated="4"/>
          <table:table-cell office:value-type="float" office:value="48">
            <text:p>48</text:p>
          </table:table-cell>
        </table:table-row>
        <table:table-row table:style-name="ro1">
          <table:table-cell table:number-columns-repeated="4"/>
          <table:table-cell office:value-type="string">
            <text:p>SPRINTER 312D/F3550 FURGON</text:p>
          </table:table-cell>
          <table:table-cell/>
          <table:table-cell table:style-name="ce16" office:value-type="float" office:value="42">
            <text:p>42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3">
            <text:p>3</text:p>
          </table:table-cell>
          <table:table-cell table:number-columns-repeated="4"/>
          <table:table-cell office:value-type="float" office:value="57">
            <text:p>57</text:p>
          </table:table-cell>
        </table:table-row>
        <table:table-row table:style-name="ro1">
          <table:table-cell table:number-columns-repeated="4"/>
          <table:table-cell office:value-type="string">
            <text:p>SPRINTER 313 CDI/F 3550</text:p>
          </table:table-cell>
          <table:table-cell table:number-columns-repeated="4"/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4"/>
          <table:table-cell office:value-type="string">
            <text:p>SPRINTER 313 CDI/F300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SPRINTER 313 CDI/F3550</text:p>
          </table:table-cell>
          <table:table-cell table:number-columns-repeated="6"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SPRINTER 413 CDI/F 4025</text:p>
          </table:table-cell>
          <table:table-cell table:number-columns-repeated="5"/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4"/>
          <table:table-cell office:value-type="string">
            <text:p>SPRINTER FURGON 3000 VERSION 1</text:p>
          </table:table-cell>
          <table:table-cell table:style-name="ce11" office:value-type="float" office:value="32">
            <text:p>32</text:p>
          </table:table-cell>
          <table:table-cell table:style-name="ce16" office:value-type="float" office:value="7">
            <text:p>7</text:p>
          </table:table-cell>
          <table:table-cell table:number-columns-repeated="6"/>
          <table:table-cell office:value-type="float" office:value="39">
            <text:p>39</text:p>
          </table:table-cell>
        </table:table-row>
        <table:table-row table:style-name="ro1">
          <table:table-cell table:number-columns-repeated="4"/>
          <table:table-cell office:value-type="string">
            <text:p>SPRINTER FURGON 3000 VERSION 2</text:p>
          </table:table-cell>
          <table:table-cell table:style-name="ce11" office:value-type="float" office:value="10">
            <text:p>10</text:p>
          </table:table-cell>
          <table:table-cell table:number-columns-repeated="7"/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string">
            <text:p>SPRINTER FURGON 3550 VERSION 1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string">
            <text:p>SPRINTER FURGON 3550 VERSION 2</text:p>
          </table:table-cell>
          <table:table-cell table:style-name="ce11"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</table:table-row>
        <table:table-row table:style-name="ro3">
          <table:table-cell table:number-columns-repeated="4"/>
          <table:table-cell office:value-type="string">
            <text:p>SPRINTER FURGON 3550 VERSION 2 T. E.</text:p>
          </table:table-cell>
          <table:table-cell table:style-name="ce11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style-name="ce5" office:value-type="string">
            <text:p>Total Resultado</text:p>
          </table:table-cell>
          <table:table-cell table:style-name="ce12" office:value-type="float" office:value="48">
            <text:p>4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27">
            <text:p>27</text:p>
          </table:table-cell>
          <table:table-cell table:style-name="ce23" office:value-type="float" office:value="270">
            <text:p>270</text:p>
          </table:table-cell>
        </table:table-row>
      </table:table>
      <table:table table:name="Camiones 2005" table:style-name="ta1" table:print="false">
        <office:forms form:automatic-focus="false" form:apply-design-mode="false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>
            <draw:frame table:end-cell-address="'Camiones 2005'.D18" table:end-x="2.843cm" table:end-y="0.38cm" draw:z-index="0" draw:style-name="gr1" svg:width="12.561cm" svg:height="7.92cm" svg:x="0.819cm" svg:y="0.372cm">
              <draw:object draw:notify-on-update-of-ranges="'Camiones 2005'.E7:'Camiones 2005'.Q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string">
            <text:p>Filtr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Piloto_20_de_20_Datos_20_Campo" office:value-type="string">
            <text:p>Marca</text:p>
          </table:table-cell>
          <table:table-cell table:style-name="ce6" office:value-type="string">
            <text:p>M. BENZ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Piloto_20_de_20_Datos_20_Campo" office:value-type="string">
            <text:p>Grupo</text:p>
          </table:table-cell>
          <table:table-cell table:style-name="ce6" office:value-type="string">
            <text:p>CAMION</text:p>
          </table:table-cell>
          <table:table-cell table:number-columns-repeated="12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>
            <text:p>Suma - Cantidad</text:p>
          </table:table-cell>
          <table:table-cell table:style-name="ce7" office:value-type="string">
            <text:p>Anio</text:p>
          </table:table-cell>
          <table:table-cell table:style-name="ce7" office:value-type="string">
            <text:p>Mes</text:p>
          </table:table-cell>
          <table:table-cell table:style-name="ce13" table:number-columns-repeated="10"/>
          <table:table-cell table:style-name="ce19"/>
        </table:table-row>
        <table:table-row table:style-name="ro3">
          <table:table-cell table:number-columns-repeated="4"/>
          <table:table-cell table:style-name="ce24"/>
          <table:table-cell table:style-name="ce8" office:value-type="float" office:value="2005">
            <text:p>2005</text:p>
          </table:table-cell>
          <table:table-cell table:style-name="ce14" table:number-columns-repeated="10"/>
          <table:table-cell table:style-name="ce28"/>
          <table:table-cell table:style-name="ce34" office:value-type="string">
            <text:p>Total Resultado</text:p>
          </table:table-cell>
        </table:table-row>
        <table:table-row table:style-name="ro1">
          <table:table-cell table:number-columns-repeated="4"/>
          <table:table-cell table:style-name="ce2" office:value-type="string">
            <text:p>Subgrupo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 table:style-name="ce35"/>
        </table:table-row>
        <table:table-row table:style-name="ro1">
          <table:table-cell table:number-columns-repeated="4"/>
          <table:table-cell table:style-name="ce3" office:value-type="string">
            <text:p>EXTRA-PESADO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81">
            <text:p>81</text:p>
          </table:table-cell>
        </table:table-row>
        <table:table-row table:style-name="ro1">
          <table:table-cell table:number-columns-repeated="4"/>
          <table:table-cell table:style-name="ce4" office:value-type="string">
            <text:p>LIVIAN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Piloto_20_de_20_Datos_20_Valor"/>
          <table:table-cell table:style-name="ce16" office:value-type="float" office:value="4">
            <text:p>4</text:p>
          </table:table-cell>
          <table:table-cell table:style-name="Piloto_20_de_20_Datos_20_Valor"/>
          <table:table-cell table:style-name="ce16" office:value-type="float" office:value="5">
            <text:p>5</text:p>
          </table:table-cell>
          <table:table-cell table:style-name="Piloto_20_de_20_Datos_20_Valor"/>
          <table:table-cell table:style-name="ce16" office:value-type="float" office:value="4">
            <text:p>4</text:p>
          </table:table-cell>
          <table:table-cell table:style-name="Piloto_20_de_20_Datos_20_Valor" table:number-columns-repeated="2"/>
          <table:table-cell table:style-name="ce31"/>
          <table:table-cell table:style-name="ce22" office:value-type="float" office:value="18">
            <text:p>18</text:p>
          </table:table-cell>
        </table:table-row>
        <table:table-row table:style-name="ro1">
          <table:table-cell table:number-columns-repeated="4"/>
          <table:table-cell table:style-name="ce4" office:value-type="string">
            <text:p>PESADO</text:p>
          </table:table-cell>
          <table:table-cell table:style-name="ce10"/>
          <table:table-cell table:style-name="Piloto_20_de_20_Datos_20_Valor" table:number-columns-repeated="5"/>
          <table:table-cell table:style-name="ce16" office:value-type="float" office:value="1">
            <text:p>1</text:p>
          </table:table-cell>
          <table:table-cell table:style-name="Piloto_20_de_20_Datos_20_Valor" table:number-columns-repeated="4"/>
          <table:table-cell table:style-name="ce31"/>
          <table:table-cell table:style-name="ce22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style-name="ce4" office:value-type="string">
            <text:p>SEMIPESADO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Piloto_20_de_20_Datos_20_Valor"/>
          <table:table-cell table:style-name="ce16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32" office:value-type="float" office:value="2">
            <text:p>2</text:p>
          </table:table-cell>
          <table:table-cell table:style-name="ce22" office:value-type="float" office:value="48">
            <text:p>48</text:p>
          </table:table-cell>
        </table:table-row>
        <table:table-row table:style-name="ro1">
          <table:table-cell table:number-columns-repeated="4"/>
          <table:table-cell table:style-name="ce5" office:value-type="string">
            <text:p>Total Resultado</text:p>
          </table:table-cell>
          <table:table-cell table:style-name="ce12" office:value-type="float" office:value="16">
            <text:p>16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8">
            <text:p>18</text:p>
          </table:table-cell>
          <table:table-cell table:style-name="ce33" office:value-type="float" office:value="10">
            <text:p>10</text:p>
          </table:table-cell>
          <table:table-cell table:style-name="ce23" office:value-type="float" office:value="148">
            <text:p>148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atos" table:style-name="ta1">
        <office:forms form:automatic-focus="false" form:apply-design-mode="false"/>
        <table:table-column table:style-name="co3" table:number-columns-repeated="3" table:default-cell-style-name="ce36"/>
        <table:table-column table:style-name="co3" table:default-cell-style-name="Default"/>
        <table:table-column table:style-name="co6" table:default-cell-style-name="ce36"/>
        <table:table-column table:style-name="co7" table:default-cell-style-name="ce36"/>
        <table:table-column table:style-name="co8" table:default-cell-style-name="ce38"/>
        <table:table-column table:style-name="co9" table:number-columns-repeated="2" table:default-cell-style-name="Default"/>
        <table:table-column table:style-name="co6" table:default-cell-style-name="Default"/>
        <table:table-row table:style-name="ro4">
          <table:table-cell table:style-name="Default" office:value-type="string">
            <text:p>Cantidad</text:p>
          </table:table-cell>
          <table:table-cell office:value-type="string">
            <text:p>Mes</text:p>
          </table:table-cell>
          <table:table-cell office:value-type="string">
            <text:p>Anio</text:p>
          </table:table-cell>
          <table:table-cell table:style-name="ce37" office:value-type="string">
            <text:p>Importe</text:p>
          </table:table-cell>
          <table:table-cell office:value-type="string">
            <text:p>Sucursal</text:p>
          </table:table-cell>
          <table:table-cell office:value-type="string">
            <text:p>Color</text:p>
          </table:table-cell>
          <table:table-cell office:value-type="string">
            <text:p>Descripcion</text:p>
          </table:table-cell>
          <table:table-cell table:style-name="ce37" office:value-type="string">
            <text:p>Subgrupo</text:p>
          </table:table-cell>
          <table:table-cell table:style-name="ce37" office:value-type="string">
            <text:p>Grupo</text:p>
          </table:table-cell>
          <table:table-cell table:style-name="ce37" office:value-type="string">
            <text:p>Marca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186.0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 710/37 CHASIS c/ CABINA p/ CAMION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2969.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 1215/42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2969.4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L-230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7812.5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 1633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894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39.2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98.9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LK 1218/42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39.2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894.3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76776.3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S 1938/4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39.25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98.9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K 1218/42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4767.8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0025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516.3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COMBI 3550 STANDARD (12+1)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3220.0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 220 TIPO SEDAN 4 PUERTAS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0047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242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COMBI 3550 INTERMEDIA (12+1)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988.4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1418/48 FRONTAL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950.6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COMBI 3550 STANDARD (12+1)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418.6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0047.0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069.8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9007.4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8355.8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SPRINTER FURGON 3550 VERSION 2 T. E.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7859.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7859.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190.2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543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008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720.5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4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720.5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4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667.6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093.2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720.5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4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1904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3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231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9395.7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55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2969.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093.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float" office:value="52494">
            <text:p>52494,0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K 1218/42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7661.7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3078.1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VIANO 2,3 TD (6) MANUAL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7965.1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55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0579.9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3328.4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587.0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587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093.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0973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968.9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0371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0793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194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499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078.65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078.6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2036.3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1205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499.3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PRINTER PICK-UP 3550 SI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724.3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124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SI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800.8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80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2758.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 1214/48 Difer. STD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9768.5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724.3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9674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55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667.6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7685.7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LK 230 KOMPRESSOR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078.6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201.5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1848.1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LK 230 KOMPRESSOR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194.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194.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800.8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587.0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2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7872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55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000.2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COMBI 3550 LUJO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7341.3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139.8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38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026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38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825.8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2825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0382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0382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53815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K 1218/42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93072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938/4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0382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959.2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1870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6421.7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641.6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1078.6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201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201.53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80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733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SI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874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874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383.7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8332.3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COMBI 3550 STANDARD (14+1)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8718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7297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55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026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5825.4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026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701.0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701.0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38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3874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6026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0049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42802.4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701.07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18399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0701.0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438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91336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 A /Ac.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9822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91336.0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67234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3S/32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1685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9909.8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81685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8023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101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101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101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101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4101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1976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1399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3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88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8023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069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9">
            <text:p>1999</text:p>
          </table:table-cell>
          <table:table-cell table:style-name="ce37" office:value-type="string">
            <text:p>2580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88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3414.9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float" office:value="43976">
            <text:p>43976,0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4003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8023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9909.8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8023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423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432.7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1296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39822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645.5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069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9909.8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293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293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423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423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423.8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173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COMBI 3550 STANDARD (12+1)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700.1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55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432.7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9383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FURGON 3000 VERSION 1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645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88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558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4139.4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9414.7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2D/CH3550 CHASIS CABINA C/DU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1340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558.6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475.2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645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84.6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719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805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645.57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84.6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719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0645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6201.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289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4139.4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24.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84.6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24.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0444.8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0444.8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84.6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28.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28.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28.7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28.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9676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28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6201.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14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5176.5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C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84.6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5529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55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24.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805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1953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9818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943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811.1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5316.94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5316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765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8308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51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51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0064.9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583.7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51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9036.5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2808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2D/CH3550 CHASIS CABINA C/DU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9568.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55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99">
            <text:p>1999</text:p>
          </table:table-cell>
          <table:table-cell table:style-name="ce37" office:value-type="string">
            <text:p>91336.0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91.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2611.7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48.0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2851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5747.1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48.0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48.0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930.74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717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0939.95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8583.7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948.0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090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7700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7447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565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717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0928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6289.0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938/4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109.8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2802.4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565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565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250.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6913.1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565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992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8038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758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3835.8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9739.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7818.9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7818.9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2474.07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377.8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6010.4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3041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9045.8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9000.95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98660.4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1938S/37 SEMIREMOLQUE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float" office:value="58808">
            <text:p>58808,0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8038.0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731.6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2098.0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SLK 230 KOMPRESSOR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22.5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2545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8225.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7514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064.4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064.4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4126.6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758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0940.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2618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7077.5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23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22.5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22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822.5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2582.7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6010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6010.4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197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8137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057.7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7712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871.5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75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2618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75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91.1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772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2965.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3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8179.41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216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780.1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216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057.7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2720.2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914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216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216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82876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0945.6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391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135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6140.4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SPRINTER 412D/CH3550 CHASIS CABINA C/DU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5887.4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8179.4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8179.4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8179.41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8179.4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073.72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2284.5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4135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9146.39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95.8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0064.97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25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91.1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91.1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073.7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91.11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91.1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9146.3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7691.8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3645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55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5101.2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79860.3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E 320 CDI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5103.1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25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25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3125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39671.8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2C/37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0889.2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073.72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0258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24587.1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0925.71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8848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4587.1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58200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5092.8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78577.0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524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47524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0258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65116.6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4587.1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8339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103.4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0907.08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7091.5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0907.0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3987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55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9248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9073.3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83981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7091.5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2304.1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VITO 2.2 CDI (7) MANUAL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0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7627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2D/CH4025 CHASIS C/CABIN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8903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7986.5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580.8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0738.18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9923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5C/48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table:style-name="ce37" office:value-type="string">
            <text:p>17640.6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2400.7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3825.0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9577.6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7871.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1670.1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5369.0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1670.11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5961.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SLK 230 KOMPRESSOR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7871.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9294.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1136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4299.7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O 814/42</text:p>
          </table:table-cell>
          <table:table-cell table:style-name="ce37" office:value-type="string">
            <text:p>OTR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4299.7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O 814/42</text:p>
          </table:table-cell>
          <table:table-cell table:style-name="ce37" office:value-type="string">
            <text:p>OTR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6775.1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1670.1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4880.3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7889.5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8322.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739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9851.4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0956.0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739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7514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7514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739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710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212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0678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0678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212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710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710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9851.4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710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710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1248.6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212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370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721.3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H3550 CHASIS C/CABIN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0822.0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8322.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2397.44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9851.4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0102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55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6394.7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C3000 COMBI</text:p>
          </table:table-cell>
          <table:table-cell table:style-name="ce37" office:value-type="string">
            <text:p>COMBI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59214.79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2397.4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9038.3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9038.3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739.3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4329.0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337.6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7843.9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418R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6823.05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724.2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CLASE A 16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6111.1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VITO 2.2 CDI (7) MANUAL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60483.7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698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1">
            <text:p>2001</text:p>
          </table:table-cell>
          <table:table-cell table:style-name="ce37" office:value-type="string">
            <text:p>30536.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7891.8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5052.8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7891.8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5052.8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0932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2959.0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2125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2D/CH4025 CHASIS C/CABIN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632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632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9877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7921.0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2661.8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1537.8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1537.8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375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8375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9602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15953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45052.8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1">
            <text:p>2001</text:p>
          </table:table-cell>
          <table:table-cell table:style-name="ce37" office:value-type="string">
            <text:p>26111.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VITO 2.2 CDI (7) MANUAL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5481.5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5669.7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0534.1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2D/CH4025 CHASIS C/CABINA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91174.8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82477.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C 24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5039.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5039.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5039.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9433.6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82962.5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5669.7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2461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88542.2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2932.6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7443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2932.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5798.2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90108.2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7443.6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7443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00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7443.6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96022.8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6799.3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799.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799.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2000.9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5764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PICK-UP 3550 CON CAJA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51909.1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84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8616.8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8616.8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00281.82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0405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1567.7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2D/F3550 FURGON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15104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9547.7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5939.8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15104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2814.9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P3550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57752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843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5023.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k/36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7714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7714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7714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7714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7717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790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790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72431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790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790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6790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3033.93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2675.5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70 CDI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907.6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907.6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45674.8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8907.6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56198.1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0192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214394.4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6677.8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17641.16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36677.8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4320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P3550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5126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CH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20531.1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1361.67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SPRINTER 313 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09138.75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12784.3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2">
            <text:p>2002</text:p>
          </table:table-cell>
          <table:table-cell table:style-name="ce37" office:value-type="string">
            <text:p>162148.9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938/56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5054.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6672.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0262.5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CHEROKEE TD 2.5 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7977.4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string">
            <text:p>NEON SE 2.0 L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7977.45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string">
            <text:p>NEON SE 2.0 L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08896.0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131.5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8487.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string">
            <text:p>DAKOTA CC SPORT DIESEL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2310.6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DAKOTA RC BASE DIESEL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8487.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DAKOTA CC SPORT DIESEL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07522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5489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5489.3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07522.4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69487.26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2987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7223.55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57151.0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2987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4119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4119.5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1720/4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7204.15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4039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03995.1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EEP GR. CHEROKEE LAREDO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257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  <table:table-cell table:style-name="ce37" office:value-type="float" office:value="86890">
            <text:p>86890,0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740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2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6117.6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4819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33154.5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625.4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3122.86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4977.7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674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0796.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624.1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3213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684.1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563.4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2">
            <text:p>2002</text:p>
          </table:table-cell>
          <table:table-cell table:style-name="ce37" office:value-type="string">
            <text:p>41606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7" office:value-type="string">
            <text:p>83755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684.0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3">
            <text:p>2003</text:p>
          </table:table-cell>
          <table:table-cell table:style-name="ce37" office:value-type="string">
            <text:p>49119.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33131.58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 23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002.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5128.1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81986.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1684.1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50785.4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63894.0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04307.4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63696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64971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40565.5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3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8449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92355.9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52494.5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88249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50385.7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45674.1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798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798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59630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818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67240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7281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0916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6528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3806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45136.4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85737.84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ML 270 CDI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37908.37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3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49290.6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63159.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54123.5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8829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2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92243.0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3931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3">
            <text:p>2003</text:p>
          </table:table-cell>
          <table:table-cell table:style-name="ce37" office:value-type="string">
            <text:p>118354.91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CARAVAN SE 2.5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0676.5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747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829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592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592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3727.3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3894.0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9005.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4971.2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9470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51183.6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3310.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2905.7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8462.5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8221.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38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412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278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916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278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8560.8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6269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916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89116.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278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5732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5732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float" office:value="43092">
            <text:p>43092,0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4844.37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868.75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6269.4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8560.8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6528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1701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0278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9630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8560.8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3412.2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77372.1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1938/51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2388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0676.5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3339.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75697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7892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3185.4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1346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7892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4344.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722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79845.0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722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table:style-name="ce37" office:value-type="string">
            <text:p>47892.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592.3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592.3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76185.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72539.8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SLK 200 KOMPRESSOR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89318.6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13691.2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7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82850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ACCELO 915C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2228.8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0542.3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0294.6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6048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159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722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614.5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JEEP GR. CHEROKEE LAREDO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092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722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4498.4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1343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020.6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14759.4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ARAVAN SE 2.5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592.32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592.3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592.32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4779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80949.7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662.1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662.1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662.1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4779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662.1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535.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503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0190.4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3114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3061.4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503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503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503.7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0190.4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3936.0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VIANO 2.2 CDI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73725.9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84075.3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2211.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2211.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1320.5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GRAND CARAVAN LTD. 3.3L</text:p>
          </table:table-cell>
          <table:table-cell table:style-name="ce37" office:value-type="string">
            <text:p>V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038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7846.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093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2644.0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2981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2211.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16114.7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038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2297.2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82.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48713.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56494.3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202743.0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K 320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0452.8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5335.8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8354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3082.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83404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218/51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038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038.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9615.9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8149.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887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887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887.6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21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21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21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0580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1824.23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446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00446.9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6216.0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174.9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37 CHASIS c/ CABINA p/ CAMION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79138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37 CHASIS c/ CABINA p/ CAMION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920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37 CHASIS c/ CABINA p/ CAMION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215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37 CHASIS c/ CABINA p/ CAMION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5994.6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6029.8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5257.1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615.7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174.9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61174.9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32859.4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215.0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5733.3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6823.54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C 23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887.6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126887.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float" office:value="43896">
            <text:p>43896,0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float" office:value="6117492">
            <text:p>6117492,0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3138.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4561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5685.9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2791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2791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8199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862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862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9999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3164.5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8199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8199.8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9963.5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6713.8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4371.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2655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8681.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6210.06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string">
            <text:p>C 220 CDI COUPE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2791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3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3242.6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877.05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string">
            <text:p>CLASE A 190 AVANTGARD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702.1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0721.2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2655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2791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0339.35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8674.3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4742.4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3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2655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7176.9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083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083.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2791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176.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9862.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2655.3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7804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7804.22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8614.3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0275.0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8614.3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8614.3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8614.3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3708.9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8667.8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7930.2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0275.0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1048.9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0090.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792.8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4103.0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792.8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792.8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119.63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0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575.6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7705.4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3708.9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8878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3708.9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2709.1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7804.2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5860.5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 CDI/F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5152.2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792.8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84.5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1416.8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9745.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4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4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120.4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61329.61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0275.08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40275.0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LASE A 160 CLASSIC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9968.5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511.42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string">
            <text:p>CLASE A 190 ELEGANCE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958.4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7175.7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838.8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6776.16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5328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710/42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9660.6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5058.0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float" office:value="56405">
            <text:p>56405,0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5717.2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3368.3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4777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5717.2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5745.9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81933.5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2264.3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981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517.2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7948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4777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4777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4777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5717.2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0522.2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6456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6456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6456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358.5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75095.2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1944S</text:p>
          </table:table-cell>
          <table:table-cell table:style-name="ce37" office:value-type="string">
            <text:p>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7948.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float" office:value="59440">
            <text:p>59440,0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856.5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7948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7948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7948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8524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8524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8524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099.4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7135.9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0016.4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3049.39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4020.8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759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8428.44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JEEP GR. CHEROKEE LAREDO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8691.6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0061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4946.4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0016.4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1141.1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0043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4020.8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2943.8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SPORTCOUPE C 230 V6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2943.89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SPORTCOUPE C 230 V6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2414.55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9794.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1720 A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9187.2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0805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0805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0805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574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1870.7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0805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710/42 EURO II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98012.26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RAM 2500 SLT QUAD CAB 4X4 TD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1028.5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5265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443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6260.25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0491.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0883.8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6503.88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5124.6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443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5829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87191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3443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3042.5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3042.5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7859.3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95316.95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LK 350</text:p>
          </table:table-cell>
          <table:table-cell table:style-name="ce37" office:value-type="string">
            <text:p>COUPE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4382.2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2289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2289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2289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2289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1994.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30 V6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5827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728">
            <text:p>1728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7792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9695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2763.2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5978.9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7178.02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RAM 2500 SLT QC 4X4 TD LARAMIE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6614.9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7684.1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6554.8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83481.2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80111.9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0766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0766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0766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0766.3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1512.0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9981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float" office:value="126882">
            <text:p>126882,0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2466.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2466.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32466.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72307.1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9243.4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42849.8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C 230 V6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2258.8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6180.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table:style-name="ce37" office:value-type="string">
            <text:p>54201.02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77131.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0736.7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67648.3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06738.3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12377.06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905.6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1394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81436.3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905.6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21394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table:style-name="ce37" office:value-type="string">
            <text:p>157208.0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007.1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RAM 2500 SLT QC 4X4 TD LARAMIE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0397.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242861.0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ML-350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9311.1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3018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4536.0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4184.64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3018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3018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9311.1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0018.0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9311.1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0018.0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7832.5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8440.9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4536.0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3018.6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2818.72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982.5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8974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3623.4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0909.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8440.9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244464.12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ML-350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3135.1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0488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7330.9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7330.9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965.5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4895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288.66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4895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5628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1664.4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7599.8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6691.5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5354.5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0298.0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7229.9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8165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9798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9325.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8098.8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2765.3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2765.3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8165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9211.1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8262.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2075.5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LASE B 200 CDI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6582.3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LASE B TURBO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5966.1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5848.7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8479.2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9195.1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ACCELO 915C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8165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8165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2373.4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9195.1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ACCELO 915C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2134.3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H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1016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1016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8043.1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2373.4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C 4025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5551.0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C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6129.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2788.3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17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2788.3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string">
            <text:p>B 17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19325.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9798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9798.6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1349.19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1349.19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3449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8165.8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2252.5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747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6446.12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45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010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010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2094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2094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0866.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2141.8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ACCELO 915C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2252.5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747.7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8769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218EL</text:p>
          </table:table-cell>
          <table:table-cell table:style-name="ce37" office:value-type="string">
            <text:p>MED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010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2094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1010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2094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0061.7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6212.8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651.21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651.21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651.21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651.21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1881.6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17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9110.6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 CDI/CH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0972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9301.6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0972.3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2229.0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8143.93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2229.0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0803.9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0803.9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703.6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9339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0069.4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9339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5210.4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7302.3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7302.3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8143.93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20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1448.7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0803.9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0803.9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807.9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807.9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9339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9339.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0069.4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2623.5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1301.3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3323.07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float" office:value="136780">
            <text:p>136780,00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107.39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406.5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RAM 2500 SLT QC 4X4 TD LARAMIE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107.39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21406.5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RAM 2500 SLT QC 4X4 TD LARAMIE</text:p>
          </table:table-cell>
          <table:table-cell table:style-name="ce37" office:value-type="string">
            <text:p>PICK-UP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DOD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61874.76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JEEP GRAND CHEROKEE DIESEL</text:p>
          </table:table-cell>
          <table:table-cell table:number-columns-repeated="2" table:style-name="ce37" office:value-type="string">
            <text:p>TODO TERRENO</text:p>
          </table:table-cell>
          <table:table-cell table:style-name="ce37" office:value-type="string">
            <text:p>JEEP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8706.3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00 KOMPRESSOR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50424.8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C 220 CDI SEDAN 4 P.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8382.3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9471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5348.3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 CDI/CH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2107.9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93090.63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B 170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48901.4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230 V6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7479.8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7479.8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5008.2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5008.2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0677.0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3710.7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413 CDI/F 4025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85925.62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C 320 SEDAN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55832.48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string">
            <text:p>PT CRUISER CLASSIC MTX</text:p>
          </table:table-cell>
          <table:table-cell table:style-name="ce37" office:value-type="string">
            <text:p>SEDAN</text:p>
          </table:table-cell>
          <table:table-cell table:style-name="ce37" office:value-type="string">
            <text:p>AUTOMOVIL</text:p>
          </table:table-cell>
          <table:table-cell table:style-name="ce37" office:value-type="string">
            <text:p>CHR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7479.8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LS 1634/45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36515.2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 1620/51</text:p>
          </table:table-cell>
          <table:table-cell table:style-name="ce37" office:value-type="string">
            <text:p>SEMI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05553.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ACCELO 915C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85008.2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style-name="ce37" office:value-type="string">
            <text:p>LIVIAN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176717.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L 1634/51</text:p>
          </table:table-cell>
          <table:table-cell table:style-name="ce37" office:value-type="string">
            <text:p>EXTRA-PESADO</text:p>
          </table:table-cell>
          <table:table-cell table:style-name="ce37" office:value-type="string">
            <text:p>CAMION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5618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CDI/F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73179.4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3 CDI/F 355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2107.9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2107.9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08 CDI/F 3000</text:p>
          </table:table-cell>
          <table:table-cell table:style-name="ce37" office:value-type="string">
            <text:p>FURGON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table:style-name="ce37" office:value-type="string">
            <text:p>65348.3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SPRINTER 311 CDI/CH3550</text:p>
          </table:table-cell>
          <table:table-cell table:style-name="ce37" office:value-type="string">
            <text:p>CHASIS</text:p>
          </table:table-cell>
          <table:table-cell table:style-name="ce37" office:value-type="string">
            <text:p>UTILITARIO</text:p>
          </table:table-cell>
          <table:table-cell table:style-name="ce37" office:value-type="string">
            <text:p>M. BENZ</text:p>
          </table:table-cell>
        </table:table-row>
        <table:table-row table:style-name="ro2" table:number-rows-repeated="64187">
          <table:table-cell table:number-columns-repeated="10"/>
        </table:table-row>
        <table:table-row table:style-name="ro2">
          <table:table-cell table:number-columns-repeated="10"/>
        </table:table-row>
      </table:table>
      <table:data-pilot-tables>
        <table:data-pilot-table table:name="DataPilot1" table:application-data="" table:target-range-address="'Compra Sprinter por año'.E1:'Compra Sprinter por año'.N22" table:buttons="'Compra Sprinter por año'.E1 'Compra Sprinter por año'.E2 'Compra Sprinter por año'.E3 'Compra Sprinter por año'.E4 'Compra Sprinter por año'.E7 'Compra Sprinter por año'.F6">
          <table:source-cell-range table:cell-range-address="Datos.A1:Datos.J1348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UTILITARI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page" table:selected-page="FURG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amiones 2005'.E1:'Camiones 2005'.R12" table:buttons="'Camiones 2005'.E1 'Camiones 2005'.E2 'Camiones 2005'.E3 'Camiones 2005'.E7 'Camiones 2005'.F5 'Camiones 2005'.G5">
          <table:source-cell-range table:cell-range-address="Datos.A1:Datos.J1348"/>
          <table:data-pilot-field table:source-field-name="Marca" table:orientation="page" table:selected-page="M. BENZ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rupo" table:orientation="page" table:selected-page="CAMIO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1999" table:display="false" table:show-details="fals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6" table:display="false" table:show-details="true"/>
              </table:data-pilot-members>
              <table:data-pilot-display-info table:enabled="false" table:display-member-mode="from-top" table:member-count="10" table:data-field="Cantidad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ubgrup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Campo" style:display-name="Piloto de Datos Campo" style:family="table-cell" style:parent-style-name="Default"/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4">24/08/2007</text:date>, <text:time>10:2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24T10:09:27</meta:creation-date>
    <dc:date>2007-08-24T10:25:43</dc:date>
    <dc:language>es-A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36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0000019073486pt" style:font-family-asian="'DejaVu Sans'" style:font-family-generic-asian="system" style:font-pitch-asian="variable" style:font-size-asian="8.80000019073486pt" style:font-family-complex="'DejaVu Sans'" style:font-family-generic-complex="system" style:font-pitch-complex="variable" style:font-size-complex="8.80000019073486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1.3000001907349pt" style:font-family-asian="'DejaVu Sans'" style:font-family-generic-asian="system" style:font-pitch-asian="variable" style:font-size-asian="11.3000001907349pt" style:font-family-complex="'DejaVu Sans'" style:font-family-generic-complex="system" style:font-pitch-complex="variable" style:font-size-complex="11.3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80000019073486pt" style:font-family-asian="'DejaVu Sans'" style:font-family-generic-asian="system" style:font-pitch-asian="variable" style:font-size-asian="8.80000019073486pt" style:font-family-complex="'DejaVu Sans'" style:font-family-generic-complex="system" style:font-pitch-complex="variable" style:font-size-complex="8.80000019073486pt"/>
    </style:style>
    <style:style style:name="ch8" style:family="chart">
      <style:graphic-properties draw:fill-color="#ff6f00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9" style:family="chart">
      <style:graphic-properties draw:fill-color="#800080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0" style:family="chart">
      <style:graphic-properties draw:fill-color="#666666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1" style:family="chart">
      <style:graphic-properties draw:fill-color="#6b4794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2" style:family="chart">
      <style:graphic-properties draw:fill-color="#280099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3" style:family="chart">
      <style:graphic-properties draw:fill-color="#7da647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4" style:family="chart">
      <style:graphic-properties draw:fill-color="#e6e64c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5" style:family="chart">
      <style:graphic-properties draw:fill-color="#ff9966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6" style:family="chart">
      <style:graphic-properties draw:fill-color="#000080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7" style:family="chart">
      <style:graphic-properties draw:fill-color="#fff0ff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8" style:family="chart">
      <style:graphic-properties draw:fill-color="#00ffff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19" style:family="chart">
      <style:graphic-properties draw:fill-color="#9999ff"/>
      <style:text-properties fo:font-family="'DejaVu Sans'" style:font-family-generic="swiss" style:font-pitch="variable" fo:font-size="7.5pt" style:font-family-asian="'DejaVu Sans'" style:font-family-generic-asian="system" style:font-pitch-asian="variable" style:font-size-asian="7.5pt" style:font-family-complex="'DejaVu Sans'" style:font-family-generic-complex="system" style:font-pitch-complex="variable" style:font-size-complex="7.5pt"/>
    </style:style>
    <style:style style:name="ch20" style:family="chart">
      <style:graphic-properties draw:stroke="none" draw:fill="none"/>
    </style:style>
    <style:style style:name="ch21" style:family="chart">
      <style:graphic-properties draw:stroke="none" draw:fill-color="#999999"/>
    </style:style>
  </office:automatic-styles>
  <office:body>
    <office:chart>
      <chart:chart svg:width="12.618cm" svg:height="8.851cm" chart:class="chart:bar" chart:style-name="ch1">
        <chart:title svg:x="0.741cm" svg:y="0.176cm" chart:style-name="ch2">
          <text:p>M.Benz -&gt; Utilitario -&gt; Furgon por año</text:p>
        </chart:title>
        <chart:legend chart:legend-position="end" svg:x="6.633cm" svg:y="1.176cm" chart:style-name="ch3"/>
        <chart:plot-area chart:style-name="ch4" table:cell-range-address="'Compra Sprinter por año'.$E$7:.$M$21" chart:data-source-has-labels="both" chart:table-number-list="0" svg:x="0.252cm" svg:y="1.197cm" svg:width="5.878cm" svg:height="7.478cm">
          <chart:axis chart:dimension="x" chart:name="primary-x" chart:style-name="ch5">
            <chart:title svg:x="3.447cm" svg:y="8.206cm" chart:style-name="ch6">
              <text:p>Año</text:p>
            </chart:title>
            <chart:categories table:cell-range-address="local-table.A2:.A9"/>
          </chart:axis>
          <chart:axis chart:dimension="y" chart:name="primary-y" chart:style-name="ch7">
            <chart:title svg:x="0.252cm" svg:y="6.214cm" chart:style-name="ch6">
              <text:p>Unidades comprada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series chart:style-name="ch13">
            <chart:data-point chart:repeated="8"/>
          </chart:series>
          <chart:series chart:style-name="ch14">
            <chart:data-point chart:repeated="8"/>
          </chart:series>
          <chart:series chart:style-name="ch15">
            <chart:data-point chart:repeated="8"/>
          </chart:series>
          <chart:series chart:style-name="ch16">
            <chart:data-point chart:repeated="8"/>
          </chart:series>
          <chart:series chart:style-name="ch17">
            <chart:data-point chart:repeated="8"/>
          </chart:series>
          <chart:series chart:style-name="ch18">
            <chart:data-point chart:repeated="8"/>
          </chart:series>
          <chart:series chart:style-name="ch19">
            <chart:data-point chart:repeated="8"/>
          </chart:series>
          <chart:series chart:style-name="ch8">
            <chart:data-point chart:repeated="8"/>
          </chart:series>
          <chart:series chart:style-name="ch9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</table:table-row>
          </table:table-header-rows>
          <table:table-rows>
            <table:table-row>
              <table:table-cell office:value-type="string">
                <text:p>SPRINTER 308 CDI/F 3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PRINTER 311 CDI/F3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311CDI/F3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PRINTER 312D/F3000 FURGO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312D/F3550 FURGON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313 CDI/F 3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RINTER 313 CDI/F3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313 CDI/F3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413 CDI/F 4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PRINTER FURGON 3000 VERSION 1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FURGON 3000 VERSION 2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FURGON 3550 VERSION 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FURGON 3550 VERSION 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PRINTER FURGON 3550 VERSION 2 T. E.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4.6999998092651pt" style:font-family-asian="'DejaVu Sans'" style:font-family-generic-asian="system" style:font-pitch-asian="variable" style:font-size-asian="14.6999998092651pt" style:font-family-complex="'DejaVu Sans'" style:font-family-generic-complex="system" style:font-pitch-complex="variable" style:font-size-complex="14.6999998092651pt"/>
    </style:style>
    <style:style style:name="ch3" style:family="chart">
      <style:graphic-properties draw:fill="none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7" style:family="chart" style:data-style-name="N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2.562cm" svg:height="7.921cm" chart:class="chart:bar" chart:style-name="ch1">
        <chart:title svg:x="2.351cm" svg:y="0.158cm" chart:style-name="ch2">
          <text:p>Compra de Camiones en 2005</text:p>
        </chart:title>
        <chart:legend chart:legend-position="end" svg:x="9.988cm" svg:y="3.205cm" chart:style-name="ch3"/>
        <chart:plot-area chart:style-name="ch4" table:cell-range-address="'Camiones 2005'.$E$7:.$Q$11" chart:data-source-has-labels="both" chart:table-number-list="1" svg:x="0.25cm" svg:y="1.076cm" svg:width="9.239cm" svg:height="6.687cm">
          <chart:axis chart:dimension="x" chart:name="primary-x" chart:style-name="ch5">
            <chart:title svg:x="5.108cm" svg:y="7.34cm" chart:style-name="ch6">
              <text:p>Mes</text:p>
            </chart:title>
            <chart:categories table:cell-range-address="local-table.A2:.A13"/>
          </chart:axis>
          <chart:axis chart:dimension="y" chart:name="primary-y" chart:style-name="ch7">
            <chart:title svg:x="0.25cm" svg:y="5.709cm" chart:style-name="ch6">
              <text:p>Unidades compradas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XTRA-PESADO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VIANO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ESAD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EMIPESADO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